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color="#1f497d"/>
    </style:style>
    <style:style style:name="P2" style:family="paragraph" style:parent-style-name="Text_20_body">
      <style:text-properties fo:color="#1f497d" fo:font-size="10pt" fo:font-style="italic"/>
    </style:style>
    <style:style style:name="P3" style:family="paragraph" style:parent-style-name="Text_20_body">
      <style:text-properties fo:color="#1f497d" fo:font-size="9pt"/>
    </style:style>
    <style:style style:name="P4" style:family="paragraph" style:parent-style-name="Text_20_body">
      <style:text-properties fo:color="#1f497d" fo:font-size="9pt" fo:font-style="italic"/>
    </style:style>
    <style:style style:name="P5" style:family="paragraph" style:parent-style-name="Text_20_body">
      <style:paragraph-properties fo:margin-left="0cm" fo:margin-right="0cm" fo:text-indent="1.249cm" style:auto-text-indent="false"/>
    </style:style>
    <style:style style:name="P6" style:family="paragraph" style:parent-style-name="Text_20_body">
      <style:paragraph-properties fo:margin-left="0cm" fo:margin-right="0cm" fo:text-indent="1.249cm" style:auto-text-indent="false"/>
      <style:text-properties fo:color="#1f497d" fo:font-size="10pt"/>
    </style:style>
    <style:style style:name="P7" style:family="paragraph" style:parent-style-name="Text_20_body">
      <style:paragraph-properties fo:margin-left="0cm" fo:margin-right="0cm" fo:text-indent="1.249cm" style:auto-text-indent="false"/>
      <style:text-properties fo:color="#1f497d" fo:font-size="9pt"/>
    </style:style>
    <style:style style:name="P8" style:family="paragraph" style:parent-style-name="Text_20_body">
      <style:paragraph-properties fo:margin-left="2.498cm" fo:margin-right="0cm" fo:text-indent="1.249cm" style:auto-text-indent="false"/>
    </style:style>
    <style:style style:name="P9" style:family="paragraph" style:parent-style-name="Text_20_body">
      <style:paragraph-properties fo:margin-left="3.747cm" fo:margin-right="0cm" fo:text-indent="1.249cm" style:auto-text-indent="false"/>
      <style:text-properties fo:color="#1f497d" fo:font-size="9pt"/>
    </style:style>
    <style:style style:name="P10" style:family="paragraph" style:parent-style-name="код">
      <style:paragraph-properties fo:break-before="page"/>
    </style:style>
    <style:style style:name="P11" style:family="paragraph" style:parent-style-name="код">
      <style:text-properties officeooo:paragraph-rsid="00123ce4"/>
    </style:style>
    <style:style style:name="T1" style:family="text">
      <style:text-properties fo:font-style="italic"/>
    </style:style>
    <style:style style:name="T2" style:family="text">
      <style:text-properties fo:color="#1f497d"/>
    </style:style>
    <style:style style:name="T3" style:family="text">
      <style:text-properties fo:color="#1f497d" fo:font-size="10pt"/>
    </style:style>
    <style:style style:name="T4" style:family="text">
      <style:text-properties fo:color="#1f497d" fo:font-size="10pt" fo:font-style="italic"/>
    </style:style>
    <style:style style:name="T5" style:family="text">
      <style:text-properties fo:color="#1f497d" fo:font-size="10pt" fo:language="en" fo:country="US" fo:font-style="italic"/>
    </style:style>
    <style:style style:name="T6" style:family="text">
      <style:text-properties fo:color="#1f497d" fo:font-size="9pt"/>
    </style:style>
    <style:style style:name="T7" style:family="text">
      <style:text-properties fo:color="#1f497d" fo:font-size="9pt" fo:font-style="italic"/>
    </style:style>
    <style:style style:name="T8" style:family="text">
      <style:text-properties fo:color="#1f497d" fo:font-size="9pt" fo:font-style="italic" style:text-underline-style="solid" style:text-underline-width="auto" style:text-underline-color="font-color"/>
    </style:style>
    <style:style style:name="T9" style:family="text">
      <style:text-properties fo:color="#1f497d" fo:font-size="9pt" style:text-underline-style="solid" style:text-underline-width="auto" style:text-underline-color="font-color"/>
    </style:style>
    <style:style style:name="T10" style:family="text">
      <style:text-properties fo:font-size="9pt"/>
    </style:style>
    <style:style style:name="T11" style:family="text">
      <style:text-properties fo:font-size="9pt" style:text-underline-style="solid" style:text-underline-width="auto" style:text-underline-color="font-color"/>
    </style:style>
    <style:style style:name="T12" style:family="text">
      <style:text-properties fo:font-size="9pt" officeooo:rsid="00108aad"/>
    </style:style>
    <style:style style:name="T13" style:family="text">
      <style:text-properties officeooo:rsid="00123c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0">Как пример, могу привести следующий мета язык описания события планирования поездки:</text:p>
      <text:p text:style-name="код"></text:p>
      <text:p text:style-name="код">Событие::Поездка{</text:p>
      <text:p text:style-name="код"><text:tab/><text:tab/>Деньги::, </text:p>
      <text:p text:style-name="код"><text:tab/><text:tab/>Продолжительность::, </text:p>
      <text:p text:style-name="код"><text:tab/><text:tab/>Транспорт::Машина|Городской|</text:p>
      <text:p text:style-name="код"><text:tab/><text:tab/>Маршрут::Карта|«http://….»|&lt;</text:p>
      <text:p text:style-name="код"><text:tab/><text:tab/>Начало::, </text:p>
      <text:p text:style-name="код"><text:tab/><text:tab/>Ограничения::</text:p>
      <text:p text:style-name="код">}</text:p>
      <text:p text:style-name="код"></text:p>
      <text:p text:style-name="код">Пусть так же существует событие:</text:p>
      <text:p text:style-name="код">Событие::Позвонить_маме {</text:p>
      <text:p text:style-name="код"><text:tab/>Начало:: </text:p>
      <text:p text:style-name="код"><text:tab/>Номер_телефона::887934…</text:p>
      <text:p text:style-name="код">}</text:p>
      <text:p text:style-name="код"></text:p>
      <text:p text:style-name="код">Использование шаблона:</text:p>
      <text:p text:style-name="код">Создать::Поездка_домой =&gt; Поездка {</text:p>
      <text:p text:style-name="код"><text:tab/>Деньги::2200р,</text:p>
      <text:p text:style-name="код"><text:tab/>Продолжительность::27 часов,</text:p>
      <text:p text:style-name="код"><text:tab/>Транспорт::Поезд,</text:p>
      <text:p text:style-name="код"><text:tab/>Начало::21:00,</text:p>
      <text:p text:style-name="код"><text:tab/>Ограничение::</text:p>
      <text:p text:style-name="код"><text:tab/><text:tab/>Создать::Позвонить_что_выехал =&gt; Позвонить_маме(Начало::21:20) {</text:p>
      <text:p text:style-name="код"><text:tab/><text:tab/><text:tab/>Описание:: «Возможно заготовленный текст сообщения»</text:p>
      <text:p text:style-name="P11"><text:tab/><text:tab/>}</text:p>
      <text:p text:style-name="P11">}</text:p>
      <text:p text:style-name="код"></text:p>
      <text:p text:style-name="код">Создать::Добраться_до_квартиры::Поездка_домой =&gt; Поездка {</text:p>
      <text:p text:style-name="код"><text:tab/>Деньги::150р,</text:p>
      <text:p text:style-name="код"><text:tab/>Продолжительность::15 минут,r</text:p>
      <text:p text:style-name="код"><text:tab/>Транспорт::Общественный,</text:p>
      <text:p text:style-name="код">} </text:p>
      <text:p text:style-name="код"></text:p>
      <text:p text:style-name="код">Трактуем как "Добраться до квартиры", следует за "Поездка домой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код" style:family="paragraph" style:parent-style-name="Text_20_body" style:class="text" style:master-page-name="">
      <style:paragraph-properties fo:margin-top="0cm" fo:margin-bottom="0cm" style:contextual-spacing="false" fo:line-height="100%" style:page-number="auto" fo:background-color="transparent" fo:padding="0.049cm" fo:border="0.06pt solid #000000" style:shadow="none">
        <style:tab-stops/>
        <style:background-image/>
      </style:paragraph-properties>
      <style:text-properties style:font-name="Ubuntu" fo:font-family="Ubuntu" style:font-style-name="Обычный" style:font-pitch="variable" fo:font-size="10pt" officeooo:rsid="00108aa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23:08:26.289084561</meta:creation-date>
    <meta:generator>LibreOffice/4.2.8.2$Linux_X86_64 LibreOffice_project/420m0$Build-2</meta:generator>
    <dc:date>2016-07-26T23:24:02.065040034</dc:date>
    <meta:editing-duration>PT12M51S</meta:editing-duration>
    <meta:editing-cycles>5</meta:editing-cycles>
    <meta:document-statistic meta:table-count="0" meta:image-count="0" meta:object-count="0" meta:page-count="2" meta:paragraph-count="36" meta:word-count="70" meta:character-count="815" meta:non-whitespace-character-count="708"/>
  </office:meta>
</office:document-meta>
</file>